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Проверить является ли год високосным. (Год является високосным, если он делится на 4 и на 400, но не делится на 100) (1900 - не високосный, 2000 - високосный, 2016 - високосный).<text:line-break/>2. За товар стоимостью a гривен b копеек уплочено c гривен d копеек - вывести сдачу. (Вводится 4 числа a b c d, вывести e f - сдачу).<text:line-break/>3. Заданы координаты коня (х, у) на шахматной доске 8х8. Вывести клетки, на которые конь может перейти в один ход. Учесть выход за пределы доски.<text:line-break/>4. Заданы координаты двух точек (x1, y1) и (x2, y2). Определить находятся ли эти точки в одной координатной четверти. Точка не может лежать на координатной оси.<text:line-break/>5. Перевернуть трехзначное число. (Ввод: 123 Вывод: 321).</text:p>
      <text:p text:style-name="Standard"/>
      <text:p text:style-name="Standard">1. <text:a xlink:type="simple" xlink:href="https://vk.com/away.php?to=http%3A%2F%2Fideone.com%2FM7v10f" office:target-frame-name="_blank" xlink:show="new" text:style-name="Internet_20_link" text:visited-style-name="Visited_20_Internet_20_Link">http://ideone.com/M7v10f</text:a><text:line-break/>2. <text:a xlink:type="simple" xlink:href="https://vk.com/away.php?to=http%3A%2F%2Fideone.com%2Fm1qvZD" office:target-frame-name="_blank" xlink:show="new" text:style-name="Internet_20_link" text:visited-style-name="Visited_20_Internet_20_Link">http://ideone.com/m1qvZD</text:a><text:line-break/>3. <text:a xlink:type="simple" xlink:href="https://vk.com/away.php?to=http%3A%2F%2Fideone.com%2F93194L" office:target-frame-name="_blank" xlink:show="new" text:style-name="Internet_20_link" text:visited-style-name="Visited_20_Internet_20_Link">http://ideone.com/93194L</text:a><text:line-break/>4. <text:a xlink:type="simple" xlink:href="https://vk.com/away.php?to=http%3A%2F%2Fideone.com%2Fif06W9" office:target-frame-name="_blank" xlink:show="new" text:style-name="Internet_20_link" text:visited-style-name="Visited_20_Internet_20_Link">http://ideone.com/if06W9</text:a><text:line-break/>5. <text:a xlink:type="simple" xlink:href="https://vk.com/away.php?to=http%3A%2F%2Fideone.com%2FODHMvQ" office:target-frame-name="_blank" xlink:show="new" text:style-name="Internet_20_link" text:visited-style-name="Visited_20_Internet_20_Link">http://ideone.com/ODHMvQ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22:10:44.985354731</meta:creation-date>
    <dc:date>2016-10-01T23:06:06.454674463</dc:date>
    <meta:editing-duration>PT20M1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" meta:word-count="129" meta:character-count="819" meta:non-whitespace-character-count="692"/>
  </office:meta>
</office:document-meta>
</file>